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36536" officeooo:paragraph-rsid="00136536"/>
    </style:style>
    <style:style style:name="P2" style:family="paragraph" style:parent-style-name="Standard">
      <style:text-properties fo:font-size="14pt" officeooo:rsid="00136536" officeooo:paragraph-rsid="00136536" style:font-size-asian="14pt" style:font-size-complex="14pt"/>
    </style:style>
    <style:style style:name="P3" style:family="paragraph" style:parent-style-name="Standard">
      <style:text-properties fo:font-size="14pt" officeooo:rsid="0017db1c" officeooo:paragraph-rsid="0017db1c" style:font-size-asian="14pt" style:font-size-complex="14pt"/>
    </style:style>
    <style:style style:name="P4" style:family="paragraph" style:parent-style-name="Standard">
      <style:text-properties fo:font-size="12pt" officeooo:rsid="002201c7" officeooo:paragraph-rsid="002201c7" style:font-size-asian="10.5pt" style:font-size-complex="12pt"/>
    </style:style>
    <style:style style:name="P5" style:family="paragraph" style:parent-style-name="Standard">
      <style:text-properties fo:font-size="12pt" officeooo:rsid="0017db1c" officeooo:paragraph-rsid="0017db1c" style:font-size-asian="12pt" style:font-size-complex="12pt"/>
    </style:style>
    <style:style style:name="P6" style:family="paragraph" style:parent-style-name="Standard">
      <style:text-properties fo:font-size="12pt" officeooo:rsid="0017db1c" officeooo:paragraph-rsid="002a5326" style:font-size-asian="12pt" style:font-size-complex="12pt"/>
    </style:style>
    <style:style style:name="P7" style:family="paragraph" style:parent-style-name="Standard">
      <style:text-properties fo:font-size="12pt" officeooo:rsid="00223b9d" officeooo:paragraph-rsid="00223b9d" style:font-size-asian="12pt" style:font-size-complex="12pt"/>
    </style:style>
    <style:style style:name="P8" style:family="paragraph" style:parent-style-name="Standard">
      <style:paragraph-properties fo:text-align="start" style:justify-single-word="false"/>
      <style:text-properties fo:font-size="12pt" officeooo:rsid="00223b9d" officeooo:paragraph-rsid="002541ac" style:font-size-asian="12pt" style:font-size-complex="12pt"/>
    </style:style>
    <style:style style:name="P9" style:family="paragraph" style:parent-style-name="Standard">
      <style:text-properties fo:font-size="12pt" officeooo:rsid="00240e1a" officeooo:paragraph-rsid="00240e1a" style:font-size-asian="12pt" style:font-size-complex="12pt"/>
    </style:style>
    <style:style style:name="P10" style:family="paragraph" style:parent-style-name="Standard">
      <style:text-properties fo:font-size="12pt" officeooo:rsid="002541ac" officeooo:paragraph-rsid="002541ac" style:font-size-asian="12pt" style:font-size-complex="12pt"/>
    </style:style>
    <style:style style:name="P11" style:family="paragraph" style:parent-style-name="Standard">
      <style:text-properties fo:font-size="12pt" officeooo:rsid="002a5326" officeooo:paragraph-rsid="002a5326" style:font-size-asian="12pt" style:font-size-complex="12pt"/>
    </style:style>
    <style:style style:name="P12" style:family="paragraph" style:parent-style-name="Standard">
      <style:text-properties fo:font-size="12pt" officeooo:rsid="0028ea88" officeooo:paragraph-rsid="0028ea88" style:font-size-asian="12pt" style:font-size-complex="12pt"/>
    </style:style>
    <style:style style:name="P13" style:family="paragraph" style:parent-style-name="Standard">
      <style:text-properties fo:font-size="12pt" officeooo:rsid="002b4cf7" officeooo:paragraph-rsid="002b4cf7" style:font-size-asian="12pt" style:font-size-complex="12pt"/>
    </style:style>
    <style:style style:name="P14" style:family="paragraph" style:parent-style-name="Standard">
      <style:paragraph-properties fo:text-align="start" style:justify-single-word="false"/>
      <style:text-properties fo:font-size="12pt" officeooo:rsid="002201c7" officeooo:paragraph-rsid="002201c7" style:font-size-asian="10.5pt" style:font-size-complex="12pt"/>
    </style:style>
    <style:style style:name="P15" style:family="paragraph" style:parent-style-name="Standard">
      <style:paragraph-properties fo:text-align="start" style:justify-single-word="false"/>
      <style:text-properties fo:font-size="12pt" officeooo:rsid="002201c7" officeooo:paragraph-rsid="00223b9d" style:font-size-asian="10.5pt" style:font-size-complex="12pt"/>
    </style:style>
    <style:style style:name="P16" style:family="paragraph" style:parent-style-name="Standard">
      <style:paragraph-properties fo:text-align="start" style:justify-single-word="false"/>
      <style:text-properties fo:font-size="12pt" officeooo:rsid="002201c7" officeooo:paragraph-rsid="002541ac" style:font-size-asian="10.5pt" style:font-size-complex="12pt"/>
    </style:style>
    <style:style style:name="P17" style:family="paragraph" style:parent-style-name="Standard">
      <style:text-properties fo:font-size="12pt" officeooo:rsid="002201c7" officeooo:paragraph-rsid="002201c7" style:font-size-asian="10.5pt" style:font-size-complex="12pt"/>
    </style:style>
    <style:style style:name="P18" style:family="paragraph" style:parent-style-name="Standard">
      <style:text-properties fo:font-size="12pt" officeooo:rsid="002201c7" officeooo:paragraph-rsid="00223b9d" style:font-size-asian="10.5pt" style:font-size-complex="12pt"/>
    </style:style>
    <style:style style:name="P19" style:family="paragraph" style:parent-style-name="Standard">
      <style:paragraph-properties fo:text-align="start" style:justify-single-word="false"/>
      <style:text-properties fo:font-size="12pt" officeooo:rsid="00223b9d" officeooo:paragraph-rsid="00223b9d" style:font-size-asian="10.5pt" style:font-size-complex="12pt"/>
    </style:style>
    <style:style style:name="P20" style:family="paragraph" style:parent-style-name="Standard">
      <style:paragraph-properties fo:text-align="start" style:justify-single-word="false"/>
      <style:text-properties fo:font-size="12pt" officeooo:rsid="0028ea88" officeooo:paragraph-rsid="0028ea88" style:font-size-asian="10.5pt" style:font-size-complex="12pt"/>
    </style:style>
    <style:style style:name="P21" style:family="paragraph" style:parent-style-name="Standard">
      <style:text-properties fo:font-size="14pt" officeooo:rsid="00223b9d" officeooo:paragraph-rsid="00223b9d" style:font-size-asian="14pt" style:font-size-complex="14pt"/>
    </style:style>
    <style:style style:name="P22" style:family="paragraph" style:parent-style-name="Standard">
      <style:text-properties fo:font-size="14pt" officeooo:rsid="0017db1c" officeooo:paragraph-rsid="0017db1c" style:font-size-asian="14pt" style:font-size-complex="14pt"/>
    </style:style>
    <style:style style:name="P23" style:family="paragraph" style:parent-style-name="Standard">
      <style:text-properties fo:font-size="14pt" officeooo:rsid="00136536" officeooo:paragraph-rsid="00136536" style:font-size-asian="14pt" style:font-size-complex="14pt"/>
    </style:style>
    <style:style style:name="P24" style:family="paragraph" style:parent-style-name="Standard">
      <style:paragraph-properties fo:text-align="center" style:justify-single-word="false"/>
      <style:text-properties fo:font-size="20pt" officeooo:rsid="00338122" officeooo:paragraph-rsid="00338122" style:font-size-asian="20pt" style:font-size-complex="20pt"/>
    </style:style>
    <style:style style:name="T1" style:family="text">
      <style:text-properties fo:font-size="12pt" style:font-size-asian="12pt" style:font-size-complex="12pt"/>
    </style:style>
    <style:style style:name="T2" style:family="text">
      <style:text-properties officeooo:rsid="00223b9d"/>
    </style:style>
    <style:style style:name="T3" style:family="text">
      <style:text-properties officeooo:rsid="002b4c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rojet PHP</text:p>
      <text:p text:style-name="P24"/>
      <text:p text:style-name="P24">Binome : Loïc Escales - Laurent Doiteau</text:p>
      <text:p text:style-name="P24"/>
      <text:p text:style-name="P2"/>
      <text:p text:style-name="P2">Introduction et presentation du site </text:p>
      <text:p text:style-name="P14">C’est un site de cuisine réaliser par Loïc Escales et bien evidement par Laurent DOITEAU.</text:p>
      <text:p text:style-name="P20">Organisation:atom/github/filezilla/alwaysdata</text:p>
      <text:p text:style-name="P14"/>
      <text:p text:style-name="P19">Presentation : </text:p>
      <text:p text:style-name="P19">Ce site à pour but la partage de recettes ou permette d’avoir un soutine pour realiser une recette,</text:p>
      <text:p text:style-name="P19"/>
      <text:p text:style-name="P18">Un utilisateur non inscrit peut visiter les profils d’autres utilisateur mais aussi la possibilité de voir les differente recettes dans les categories mais il ne pourra bien evidement créer de recette ni commenter d’autres recettes,</text:p>
      <text:p text:style-name="P15">Un utilisateur peut s’enregistrer et se connecter.Après cela il pourra modifier son profile s’il le souhaite ou realsier des recettes pour la partager à la communauté du site.</text:p>
      <text:p text:style-name="P4"/>
      <text:p text:style-name="P3">Analyse du problème et choix techniques (ces choix devront être discutés)</text:p>
      <text:p text:style-name="P3"/>
      <text:p text:style-name="P16">Nous avons utiliser pour realiser ce site de Smarty et de codeigniter, nous avons utiliser la même methode que dans les TP de php.<text:span text:style-name="T2">Semantic</text:span></text:p>
      <text:p text:style-name="P8"/>
      <text:p text:style-name="P7"/>
      <text:p text:style-name="P7">methode tp</text:p>
      <text:p text:style-name="P7">smarty</text:p>
      <text:p text:style-name="P7">codeingiter</text:p>
      <text:p text:style-name="P7">Semantic</text:p>
      <text:p text:style-name="P5"/>
      <text:p text:style-name="P3">Arborescence du site</text:p>
      <text:p text:style-name="P5"/>
      <text:p text:style-name="P7">Arbre et explication de chaque de dossier</text:p>
      <text:p text:style-name="P5"/>
      <text:p text:style-name="P3">Conception et mise en place de la base de données</text:p>
      <text:p text:style-name="P5"/>
      <text:p text:style-name="P5">Implémentation <text:span text:style-name="T2">de la bdd sous codeingiter</text:span></text:p>
      <text:p text:style-name="P5"/>
      <text:p text:style-name="P21">//Implementation du site de base</text:p>
      <text:p text:style-name="P5"/>
      <text:p text:style-name="P10">//Utilisation de always data</text:p>
      <text:p text:style-name="P9"/>
      <text:p text:style-name="P5"/>
      <text:p text:style-name="P3">Choix des améliorations et détails d’implémentation</text:p>
      <text:p text:style-name="P5"/>
      <text:p text:style-name="P12">Aucun</text:p>
      <text:p text:style-name="P12">Aucun</text:p>
      <text:p text:style-name="P5"/>
      <text:p text:style-name="P3">Difficultés rencontrées et solutions éventuelles</text:p>
      <text:p text:style-name="P5"/>
      <text:p text:style-name="P11"><text:span text:style-name="T3">R</text:span>ealiser le rapport</text:p>
      <text:p text:style-name="P6"><text:soft-page-break/></text:p>
      <text:p text:style-name="P3">Conclusion</text:p>
      <text:p text:style-name="P3"/>
      <text:p text:style-name="P13">Le site de cuisine nous aura pris du temps / tavail / organisation/fianelement/</text:p>
      <text:p text:style-name="P13">idee de base</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cycles>14</meta:editing-cycles>
    <meta:creation-date>2008-08-22T11:41:04</meta:creation-date>
    <dc:date>2018-01-07T15:21:59.124385280</dc:date>
    <meta:editing-duration>PT40M17S</meta:editing-duration>
    <meta:document-statistic meta:table-count="0" meta:image-count="0" meta:object-count="0" meta:page-count="2" meta:paragraph-count="29" meta:word-count="221" meta:character-count="1427" meta:non-whitespace-character-count="1233"/>
  </office:meta>
</office:document-meta>
</file>